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1.25cm" fo:min-width="1cm" fo:padding-top="0.175cm" fo:padding-bottom="0.175cm" fo:padding-left="0.3cm" fo:padding-right="0.3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1.15cm" fo:min-width="0.9cm" fo:padding-top="0.175cm" fo:padding-bottom="0.175cm" fo:padding-left="0.3cm" fo:padding-right="0.3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1.15cm" fo:min-width="0.9cm" fo:padding-top="0.175cm" fo:padding-bottom="0.175cm" fo:padding-left="0.3cm" fo:padding-right="0.3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5cm" svg:height="1.5cm" svg:x="11cm" svg:y="6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2.5cm" svg:y="6.7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4cm" svg:y="6.7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5.5cm" svg:y="6.7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7cm" svg:y="6.7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8.5cm" svg:y="6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1cm" svg:y="8.1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2.5cm" svg:y="8.1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4cm" svg:y="8.1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5.5cm" svg:y="8.1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7cm" svg:y="8.1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8.5cm" svg:y="8.1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1cm" svg:y="11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12.5cm" svg:y="11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14cm" svg:y="11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15.5cm" svg:y="11cm">
          <text:p text:style-name="P1">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17cm" svg:y="11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18.5cm" svg:y="11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11cm" svg:y="12.32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12.5cm" svg:y="12.32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14cm" svg:y="12.32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15.5cm" svg:y="12.325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17cm" svg:y="12.325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18.5cm" svg:y="12.325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20cm" svg:y="11cm">
          <text:p text:style-name="P1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21.5cm" svg:y="1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20cm" svg:y="12.325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21.5cm" svg:y="12.32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11cm" svg:y="14.776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12.5cm" svg:y="14.776cm">
          <text:p text:style-name="P1">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14cm" svg:y="14.776cm">
          <text:p text:style-name="P1">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15.5cm" svg:y="14.776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17cm" svg:y="14.77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18.5cm" svg:y="14.776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11cm" svg:y="16.10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12.5cm" svg:y="16.10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14cm" svg:y="16.101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15.5cm" svg:y="16.101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17cm" svg:y="16.101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18.5cm" svg:y="16.101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20cm" svg:y="14.776cm">
          <text:p text:style-name="P1">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21.5cm" svg:y="14.77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20cm" svg:y="16.101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.5cm" svg:x="21.5cm" svg:y="16.101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08:00:48.813131647</meta:creation-date>
    <dc:date>2024-10-22T20:28:49.712104036</dc:date>
    <meta:editing-duration>PT41M21S</meta:editing-duration>
    <meta:editing-cycles>3</meta:editing-cycles>
    <meta:generator>LibreOffice/24.2.6.2$Linux_X86_64 LibreOffice_project/420$Build-2</meta:generator>
    <meta:document-statistic meta:object-count="44"/>
  </office:meta>
</office:document-meta>
</file>